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008cm" svg:height="10.008cm" svg:x="2.524cm" svg:y="2.803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8.562cm" svg:height="0.962cm" svg:x="3.106cm" svg:y="1.435cm">
          <draw:text-box>
            <text:p>ClamArm Calibration Squa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e Coleman</meta:initial-creator>
    <meta:creation-date>2013-01-29T22:56:36</meta:creation-date>
    <meta:printed-by>Dave Coleman</meta:printed-by>
    <meta:print-date>2013-01-29T22:58:26</meta:print-date>
    <dc:date>2013-01-29T22:58:52</dc:date>
    <dc:creator>Dave Coleman</dc:creator>
    <meta:editing-duration>P0D</meta:editing-duration>
    <meta:editing-cycles>1</meta:editing-cycles>
    <meta:document-statistic meta:object-count="2"/>
    <meta:generator>LibreOffice/3.5$Linux_X86_64 LibreOffice_project/350m1$Build-2</meta:generator>
  </office:meta>
</office:document-meta>
</file>